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0000008A80000067E8F735EA6ED9F0C0B.jpg" manifest:media-type="image/jpeg"/>
  <manifest:file-entry manifest:full-path="Pictures/10000000000007D00000060AA375D3AC77E910BC.jpg" manifest:media-type="image/jpeg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Pictures/10000001000001090000006F94CBB1357E83D113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pitch="variable"/>
    <style:font-face style:name="Liberation Mono4" svg:font-family="'Liberation Mono', 'Courier New'" style:font-family-generic="modern" style:font-pitch="fixed"/>
    <style:font-face style:name="Liberation Mono5" svg:font-family="'Liberation Mono'" style:font-pitch="fixed"/>
    <style:font-face style:name="Liberation Sans" svg:font-family="'Liberation Sans'" style:font-adornments="Regular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6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 style:font-charset="x-symbol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ffffff" draw:fill-hatch-solid="true" draw:textarea-horizontal-align="justify" draw:textarea-vertical-align="middle" draw:auto-grow-height="false" fo:min-height="7.779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1.514cm"/>
    </style:style>
    <style:style style:name="gr5" style:family="graphic" style:parent-style-name="standard">
      <style:graphic-properties svg:stroke-color="#000000" draw:fill-color="#f0e6ff" draw:textarea-horizontal-align="justify" draw:textarea-vertical-align="middle" draw:auto-grow-height="false" fo:min-height="0.094cm" fo:min-width="0cm"/>
    </style:style>
    <style:style style:name="gr6" style:family="graphic" style:parent-style-name="standard">
      <style:graphic-properties svg:stroke-color="#000000" draw:fill="solid" draw:fill-color="#ffffff" draw:fill-hatch-solid="true" draw:textarea-horizontal-align="justify" draw:textarea-vertical-align="middle" draw:auto-grow-height="false" fo:min-height="7.778cm" fo:min-width="0cm"/>
    </style:style>
    <style:style style:name="gr7" style:family="graphic" style:parent-style-name="standard">
      <style:graphic-properties svg:stroke-color="#000000" draw:fill-color="#ffffff" draw:textarea-vertical-align="middle" draw:auto-grow-height="false" fo:min-height="0.85cm" fo:min-width="0.9cm"/>
    </style:style>
    <style:style style:name="gr8" style:family="graphic" style:parent-style-name="standard">
      <style:graphic-properties svg:stroke-color="#000000" draw:fill="hatch" draw:fill-color="#ffffff" draw:fill-hatch-name="Hatching_20_1" draw:fill-hatch-solid="true" draw:textarea-horizontal-align="justify" draw:textarea-vertical-align="middle" draw:auto-grow-height="false" fo:min-height="7.779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41cm" fo:min-width="2.513cm"/>
    </style:style>
    <style:style style:name="gr10" style:family="graphic" style:parent-style-name="standard">
      <style:graphic-properties svg:stroke-color="#000000" draw:fill-color="#f0e6ff" draw:textarea-horizontal-align="justify" draw:textarea-vertical-align="middle" draw:auto-grow-height="false" draw:shadow="hidden"/>
    </style:style>
    <style:style style:name="gr11" style:family="graphic" style:parent-style-name="standard">
      <style:graphic-properties svg:stroke-color="#000000" draw:fill-color="#f0e6ff" draw:opacity="50%" draw:textarea-horizontal-align="justify" draw:textarea-vertical-align="middle" draw:auto-grow-height="false" draw:shadow="hidden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1.514cm"/>
      <style:paragraph-properties style:writing-mode="lr-tb"/>
    </style:style>
    <style:style style:name="gr16" style:family="graphic" style:parent-style-name="standard">
      <style:graphic-properties svg:stroke-color="#000000" draw:fill-color="#ffe1ff" draw:opacity="50%" draw:textarea-horizontal-align="justify" draw:textarea-vertical-align="middle" draw:auto-grow-height="false" draw:shadow="hidden" draw:shadow-opacity="50%"/>
    </style:style>
    <style:style style:name="gr17" style:family="graphic" style:parent-style-name="standard">
      <style:graphic-properties svg:stroke-color="#000000" draw:fill-color="#ffe1ff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07cm"/>
      <style:paragraph-properties style:writing-mode="lr-tb"/>
    </style:style>
    <style:style style:name="gr19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77cm" fo:min-width="2.512cm"/>
    </style:style>
    <style:style style:name="gr21" style:family="graphic" style:parent-style-name="objectwithoutfill">
      <style:graphic-properties svg:stroke-width="0.03cm" svg:stroke-color="#3465a4" draw:marker-start-width="0.3cm" draw:marker-end="Arrow_20_concave" draw:marker-end-width="0.17cm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color="#000000" draw:fill-color="#ffe1ff" draw:textarea-horizontal-align="justify" draw:textarea-vertical-align="middle" draw:auto-grow-height="false" fo:min-height="0.277cm" fo:min-width="0cm"/>
    </style:style>
    <style:style style:name="gr23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926cm" fo:min-width="1.891cm" fo:wrap-option="no-wrap"/>
      <style:paragraph-properties style:writing-mode="lr-tb"/>
    </style:style>
    <style:style style:name="gr24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856cm" fo:min-width="1.824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template2-title">
      <style:graphic-properties draw:auto-grow-height="true" fo:min-height="1.741cm"/>
      <style:paragraph-properties style:writing-mode="lr-tb"/>
    </style:style>
    <style:style style:name="pr4" style:family="presentation" style:parent-style-name="template2-outline1">
      <style:graphic-properties fo:min-height="1.857cm"/>
      <style:paragraph-properties style:writing-mode="lr-tb"/>
    </style:style>
    <style:style style:name="pr5" style:family="presentation" style:parent-style-name="templat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2-notes">
      <style:graphic-properties draw:fill-color="#ffffff" draw:auto-grow-height="true" fo:min-height="14.121cm"/>
      <style:paragraph-properties style:writing-mode="lr-tb"/>
    </style:style>
    <style:style style:name="pr7" style:family="presentation" style:parent-style-name="template2-title">
      <style:graphic-properties draw:auto-grow-height="true" fo:min-height="1.737cm"/>
      <style:paragraph-properties style:writing-mode="lr-tb"/>
    </style:style>
    <style:style style:name="pr8" style:family="presentation" style:parent-style-name="template2-notes">
      <style:graphic-properties draw:fill-color="#ffffff" draw:auto-grow-height="true" fo:min-height="14.766cm"/>
      <style:paragraph-properties style:writing-mode="lr-tb"/>
    </style:style>
    <style:style style:name="pr9" style:family="presentation" style:parent-style-name="template2-notes">
      <style:graphic-properties draw:fill-color="#ffffff" draw:auto-grow-height="true" fo:min-height="13.411cm"/>
      <style:paragraph-properties style:writing-mode="lr-tb"/>
    </style:style>
    <style:style style:name="pr10" style:family="presentation" style:parent-style-name="template2-outline1">
      <style:graphic-properties fo:min-height="14.15cm"/>
      <style:paragraph-properties style:writing-mode="lr-tb"/>
    </style:style>
    <style:style style:name="pr11" style:family="presentation" style:parent-style-name="template2-title">
      <style:graphic-properties fo:min-height="1.741cm"/>
      <style:paragraph-properties style:writing-mode="lr-tb"/>
    </style:style>
    <style:style style:name="pr12" style:family="presentation" style:parent-style-name="template2-notes">
      <style:graphic-properties draw:fill-color="#ffffff" fo:min-height="13.364cm"/>
      <style:paragraph-properties style:writing-mode="lr-tb"/>
    </style:style>
    <style:style style:name="pr13" style:family="presentation" style:parent-style-name="template2-notes">
      <style:graphic-properties draw:fill-color="#ffffff" draw:auto-grow-height="true" fo:min-height="14.921cm"/>
      <style:paragraph-properties style:writing-mode="lr-tb"/>
    </style:style>
    <style:style style:name="pr14" style:family="presentation" style:parent-style-name="template2_5f_-title">
      <style:graphic-properties fo:min-height="1.741cm"/>
      <style:paragraph-properties style:writing-mode="lr-tb"/>
    </style:style>
    <style:style style:name="pr15" style:family="presentation" style:parent-style-name="template2_5f_-outline1">
      <style:graphic-properties fo:min-height="14.15cm"/>
      <style:paragraph-properties style:writing-mode="lr-tb"/>
    </style:style>
    <style:style style:name="pr16" style:family="presentation" style:parent-style-name="template2_5f_-notes">
      <style:graphic-properties draw:fill-color="#ffffff" fo:min-height="13.364cm"/>
      <style:paragraph-properties style:writing-mode="lr-tb"/>
    </style:style>
    <style:style style:name="pr17" style:family="presentation" style:parent-style-name="template2-title">
      <style:graphic-properties draw:auto-grow-height="true" fo:min-height="3.473cm"/>
      <style:paragraph-properties style:writing-mode="lr-tb"/>
    </style:style>
    <style:style style:name="pr18" style:family="presentation" style:parent-style-name="template2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6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ru" fo:country="RU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cm" fo:margin-bottom="0.4cm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writing-mode="lr-tb"/>
      <style:text-properties fo:color="#000000" loext:opacity="100%"/>
    </style:style>
    <style:style style:name="P14" style:family="paragraph">
      <style:paragraph-properties fo:margin-left="0cm" fo:margin-right="0cm" fo:margin-top="0cm" fo:margin-bottom="0.2cm" fo:text-indent="0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loext:opacity="100%" fo:font-size="14pt" style:font-size-asian="14pt" style:font-size-complex="14pt"/>
    </style:style>
    <style:style style:name="P16" style:family="paragraph">
      <style:paragraph-properties fo:margin-top="0cm" fo:margin-bottom="0.2cm"/>
    </style:style>
    <style:style style:name="P17" style:family="paragraph">
      <style:paragraph-properties fo:margin-top="0cm" fo:margin-bottom="0.2cm">
        <style:tab-stops>
          <style:tab-stop style:position="11.21cm"/>
        </style:tab-stops>
      </style:paragraph-properties>
    </style:style>
    <style:style style:name="P18" style:family="paragraph">
      <loext:graphic-properties draw:fill-color="#ffffff"/>
      <style:paragraph-properties fo:margin-left="0cm" fo:margin-right="0cm" fo:margin-top="0cm" fo:margin-bottom="0.2cm" fo:text-indent="0cm" style:writing-mode="lr-tb">
        <style:tab-stops>
          <style:tab-stop style:position="11.21cm"/>
        </style:tab-stops>
      </style:paragraph-properties>
      <style:text-properties fo:color="#000000" loext:opacity="100%" fo:font-size="14pt" style:font-size-asian="14pt" style:font-size-complex="14pt"/>
    </style:style>
    <style:style style:name="P19" style:family="paragraph">
      <style:paragraph-properties fo:margin-top="0cm" fo:margin-bottom="0.5cm">
        <style:tab-stops>
          <style:tab-stop style:position="11.21cm"/>
        </style:tab-stops>
      </style:paragraph-properties>
    </style:style>
    <style:style style:name="P20" style:family="paragraph">
      <style:paragraph-properties>
        <style:tab-stops>
          <style:tab-stop style:position="11.21cm"/>
        </style:tab-stops>
      </style:paragraph-properties>
    </style:style>
    <style:style style:name="P21" style:family="paragraph">
      <loext:graphic-properties draw:fill-color="#ffffff"/>
      <style:paragraph-properties fo:margin-left="0cm" fo:margin-right="0cm" fo:margin-top="0cm" fo:margin-bottom="0.2cm" fo:text-indent="0cm" style:writing-mode="lr-tb">
        <style:tab-stops>
          <style:tab-stop style:position="11.21cm"/>
        </style:tab-stops>
      </style:paragraph-properties>
      <style:text-properties fo:font-size="14pt" style:font-size-asian="14pt" style:font-size-complex="14pt"/>
    </style:style>
    <style:style style:name="P22" style:family="paragraph">
      <loext:graphic-properties draw:fill="solid" draw:fill-color="#ffffff" draw:fill-hatch-solid="true"/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f0e6ff"/>
      <style:paragraph-properties fo:text-align="center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hatch" draw:fill-color="#ffffff" draw:fill-hatch-name="Hatching_20_1" draw:fill-hatch-solid="true"/>
      <style:paragraph-properties fo:text-align="center"/>
    </style:style>
    <style:style style:name="P27" style:family="paragraph">
      <loext:graphic-properties draw:fill-color="#f0e6ff" draw:opacity="50%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32" style:family="paragraph"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4" style:family="paragraph">
      <loext:graphic-properties draw:fill-color="#ffe1ff" draw:opacity="50%"/>
      <style:paragraph-properties fo:text-align="center"/>
    </style:style>
    <style:style style:name="P35" style:family="paragraph">
      <loext:graphic-properties draw:fill-color="#ffe1ff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40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41" style:family="paragraph">
      <style:paragraph-properties fo:margin-top="0cm" fo:margin-bottom="0.2cm">
        <style:tab-stops>
          <style:tab-stop style:position="14.891cm"/>
        </style:tab-stops>
      </style:paragraph-properties>
    </style:style>
    <style:style style:name="P42" style:family="paragraph">
      <loext:graphic-properties draw:fill="none"/>
      <style:paragraph-properties fo:text-align="start" style:writing-mode="lr-tb"/>
      <style:text-properties style:font-name="Liberation Mono2" fo:font-size="18pt"/>
    </style:style>
    <style:style style:name="P43" style:family="paragraph">
      <style:paragraph-properties fo:margin-top="0cm" fo:margin-bottom="0.3cm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46" style:family="paragraph">
      <style:paragraph-properties fo:margin-left="0cm" fo:margin-right="0cm" fo:margin-top="0cm" fo:margin-bottom="0.2cm" fo:text-indent="-0.6cm"/>
    </style:style>
    <style:style style:name="P47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Sans2" fo:font-size="14pt" style:font-size-asian="14pt" style:font-size-complex="14pt"/>
    </style:style>
    <style:style style:name="T1" style:family="text">
      <style:text-properties fo:color="#ffffff" loext:opacity="100%" style:font-name="Liberation Sans6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6" fo:language="ru" fo:country="RU"/>
    </style:style>
    <style:style style:name="T3" style:family="text">
      <style:text-properties fo:color="#ffffff" loext:opacity="100%" fo:font-size="36pt" fo:language="ru" fo:country="RU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loext:opacity="100%" fo:font-size="28pt" fo:language="ru" fo:country="RU" style:font-size-asian="28pt" style:font-size-complex="28pt"/>
    </style:style>
    <style:style style:name="T11" style:family="text">
      <style:text-properties fo:color="#ff3333" loext:opacity="100%" fo:language="ru" fo:country="RU"/>
    </style:style>
    <style:style style:name="T12" style:family="text">
      <style:text-properties fo:color="#000000" loext:opacity="100%" style:font-name="Liberation Serif1" fo:font-size="28pt" fo:language="ru" fo:country="RU" fo:font-style="normal" style:font-size-asian="28pt" style:font-style-asian="normal" style:font-size-complex="28pt" style:font-style-complex="normal"/>
    </style:style>
    <style:style style:name="T13" style:family="text">
      <style:text-properties fo:color="#000000" loext:opacity="100%" style:font-name="Liberation Serif1" fo:font-size="22pt" fo:language="ru" fo:country="RU" fo:font-style="normal" style:font-size-asian="22pt" style:font-style-asian="normal" style:font-size-complex="22pt" style:font-style-complex="normal"/>
    </style:style>
    <style:style style:name="T14" style:family="text">
      <style:text-properties fo:color="#000000" loext:opacity="100%" style:font-name="Liberation Serif1" fo:font-size="22pt" fo:language="ru" fo:country="RU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color="#000000" loext:opacity="100%" fo:font-size="14pt" fo:language="ru" fo:country="RU" style:font-size-asian="14pt" style:font-size-complex="14pt"/>
    </style:style>
    <style:style style:name="T16" style:family="text">
      <style:text-properties fo:color="#000000" loext:opacity="100%" fo:font-size="14pt" fo:language="ru" fo:country="RU" fo:font-style="italic" style:font-size-asian="14pt" style:font-style-asian="italic" style:font-size-complex="14pt" style:font-style-complex="italic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000000" loext:opacity="100%" fo:language="ru" fo:country="RU" fo:font-style="normal" style:font-style-asian="normal" style:font-style-complex="normal"/>
    </style:style>
    <style:style style:name="T20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2pt" fo:language="ru" fo:country="RU" style:font-size-asian="12pt" style:font-size-complex="12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7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8" style:family="text">
      <style:text-properties style:font-name="Liberation Mono2" fo:font-size="18pt"/>
    </style:style>
    <style:style style:name="T29" style:family="text">
      <style:text-properties fo:color="#000000" loext:opacity="100%" fo:font-size="28pt" fo:language="ru" fo:country="RU" fo:font-style="normal" style:font-size-asian="28pt" style:font-style-asian="normal" style:font-size-complex="28pt" style:font-style-complex="normal"/>
    </style:style>
    <style:style style:name="T30" style:family="text">
      <style:text-properties fo:color="#000000" loext:opacity="100%" fo:font-size="22pt" fo:language="ru" fo:country="RU" style:font-size-asian="22pt" style:font-size-complex="22pt"/>
    </style:style>
    <style:style style:name="T31" style:family="text">
      <style:text-properties fo:color="#000000" loext:opacity="100%" style:font-name="Liberation Mono5" fo:font-size="18pt" fo:language="ru" fo:country="RU" fo:font-style="normal" style:font-size-asian="18pt" style:font-style-asian="normal" style:font-size-complex="18pt" style:font-style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erif3" fo:font-size="28pt" fo:language="ru" fo:country="RU" fo:font-style="normal" fo:text-shadow="none" style:text-underline-style="none" fo:font-weight="normal" style:letter-kerning="true" style:font-name-asian="Liberation Serif3" style:font-size-asian="28pt" style:font-style-asian="normal" style:font-weight-asian="normal" style:font-name-complex="Liberation Serif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fo:font-size="26pt" fo:language="ru" fo:country="RU" style:font-size-asian="26pt" style:font-size-complex="26pt"/>
    </style:style>
    <style:style style:name="T35" style:family="text">
      <style:text-properties fo:color="#000000" loext:opacity="100%" fo:font-size="6pt" fo:language="ru" fo:country="RU" style:font-size-asian="6pt" style:font-size-complex="6pt"/>
    </style:style>
    <style:style style:name="T36" style:family="text">
      <style:text-properties style:font-name="Liberation Sans2" fo:font-size="14pt" style:font-size-asian="14pt" style:font-size-complex="14pt"/>
    </style:style>
    <style:style style:name="T37" style:family="text">
      <style:text-properties fo:color="#000000" loext:opacity="100%" style:font-name="Liberation Sans2" fo:font-size="14pt" fo:language="ru" fo:country="RU" style:font-size-asian="14pt" style:font-size-complex="14pt"/>
    </style:style>
    <style:style style:name="T38" style:family="text">
      <style:text-properties fo:color="#000000" loext:opacity="100%" style:font-name="Liberation Sans2" fo:font-size="14pt" fo:language="ru" fo:country="RU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епликация</text:span><text:span text:style-name="T2"><text:line-break/></text:span><text:span text:style-name="T2">Логическая репликац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Отличия логической репликации от физической</text:span></text:p>
              </text:list-item>
              <text:list-item>
                <text:p><text:span text:style-name="T10">Публикации и подписки</text:span></text:p>
              </text:list-item>
              <text:list-item>
                <text:p><text:span text:style-name="T9">Логическое декодирование и слоты логической репликации</text:span></text:p>
              </text:list-item>
              <text:list-item>
                <text:p><text:span text:style-name="T9">Конфликты и их разрешение</text:span></text:p>
              </text:list-item>
              <text:list-item>
                <text:p><text:span text:style-name="T9">Выполнение триггеров на подписчике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Сравнение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1"><text:span text:style-name="T12">Физическая</text:span></text:p>
                <text:list>
                  <text:list-item>
                    <text:p><text:span text:style-name="T13">мастер-реплика: поток данных только в одну сторону</text:span></text:p>
                  </text:list-item>
                  <text:list-item>
                    <text:p><text:span text:style-name="T13">трансляция потока журнальных записей или файлов журнала</text:span></text:p>
                  </text:list-item>
                  <text:list-item>
                    <text:p><text:span text:style-name="T13">требуется двоичная совместимость серверов</text:span></text:p>
                  </text:list-item>
                  <text:list-item>
                    <text:p text:style-name="P12"><text:span text:style-name="T13">возможна репликация только всего кластера</text:span></text:p>
                  </text:list-item>
                </text:list>
              </text:list-item>
              <text:list-item>
                <text:p text:style-name="P11"><text:span text:style-name="T12">Логическая</text:span></text:p>
                <text:list>
                  <text:list-item>
                    <text:p><text:span text:style-name="T13">публикация-подписки: у сервера нет выделенной роли</text:span></text:p>
                  </text:list-item>
                  <text:list-item>
                    <text:p><text:span text:style-name="T13">трансляция изменений табличных строк</text:span></text:p>
                  </text:list-item>
                  <text:list-item>
                    <text:p><text:span text:style-name="T13">необходим уровень журнала logical</text:span></text:p>
                  </text:list-item>
                  <text:list-item>
                    <text:p><text:span text:style-name="T13">требуется совместимость на уровне протокола</text:span></text:p>
                  </text:list-item>
                  <text:list-item>
                    <text:p><text:span text:style-name="T13">возможна выборочная репликация</text:span><text:span text:style-name="T14"> отдельных таблиц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99cm" svg:height="14.121cm" svg:x="2.1cm" svg:y="14.107cm" presentation:class="notes" presentation:user-transformed="true">
            <draw:text-box>
              <text:p text:style-name="P14"><text:span text:style-name="T15">Как мы помним, при физической репликации серверы имеют назначенные роли: мастер и реплика. Мастер передает на реплику журнальные записи (в виде файлов или потока записей); реплика применяет эти записи к своим файлам данных. Применение происходит чисто механически, без «понимания смысла» изменений, поэтому важна двоичная совместимость между серверами (одинаковые платформы и основные версии PostgreSQL). Поскольку журнал общий для всего кластера, то и реплицировать можно только кластер целиком.</text:span></text:p>
              <text:p text:style-name="P14"><text:span text:style-name="T15">При логической репликации на одном сервере создается публикация, другие серверы могут на нее подписаться. У сервера нет выделенной роли: один и тот же сервер может как публиковать изменения, так и подписываться на другие (или даже свои) публикации. Подписке передается информация об изменениях строк в таблицах в платформо-независимом виде; двоичная совместимость не требуется. Для работы логической репликации в журнале публикующего сервера необходима дополнительная информация (параметр </text:span><text:span text:style-name="T16">wal_level</text:span><text:span text:style-name="T15"> = logical). Логическая репликация позволяет транслировать не все изменения, а только касающиеся определенных таблиц.</text:span></text:p>
              <text:p text:style-name="P14"><text:span text:style-name="T17">Логическая репликация доступна, начиная с версии 10; более ранние версии должны были использовать расширение pglogical</text:span><text:span text:style-name="T15">, либо организовывать репликацию с помощью триггеров.</text:span><text:span text:style-name="T18"><text:line-break/></text:span><text:span text:style-name="T18"><text:a xlink:href="https://www.2ndquadrant.com/en/resources-old/pglogical/" xlink:type="simple">https://www.2ndquadrant.com/en/resources-old/pglogical/</text:a></text:span></text:p>
              <text:p text:style-name="P14"><text:span text:style-name="T15"/></text:p>
            </draw:text-box>
          </draw:frame>
        </presentation:notes>
      </draw:page>
      <draw:page draw:name="page4" draw:style-name="dp1" draw:master-page-name="template2" presentation:presentation-page-layout-name="AL1T1">
        <office:forms form:automatic-focus="false" form:apply-design-mode="false"/>
        <draw:frame presentation:style-name="pr7" draw:text-style-name="P8" draw:layer="layout" svg:width="20.39cm" svg:height="1.737cm" svg:x="1.2cm" svg:y="0.737cm" presentation:class="title" presentation:user-transformed="true">
          <draw:text-box>
            <text:p><text:span text:style-name="T9">Модель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1"><text:span text:style-name="T19">Публикация</text:span></text:p>
                <text:list>
                  <text:list-item>
                    <text:p text:style-name="P16"><text:span text:style-name="T20">объект базы данных</text:span></text:p>
                  </text:list-item>
                  <text:list-item>
                    <text:p text:style-name="P16"><text:span text:style-name="T20">выдает изменения данных построчно</text:span></text:p>
                  </text:list-item>
                  <text:list-item>
                    <text:p text:style-name="P12"><text:span text:style-name="T20">изменения в порядке фиксации транзакций</text:span></text:p>
                  </text:list-item>
                </text:list>
              </text:list-item>
              <text:list-item>
                <text:p><text:span text:style-name="T19">Подписка</text:span></text:p>
                <text:list>
                  <text:list-item>
                    <text:p text:style-name="P17"><text:span text:style-name="T13">подписывается, получает и применяет изменения</text:span></text:p>
                  </text:list-item>
                  <text:list-item>
                    <text:p text:style-name="P17"><text:span text:style-name="T13">таблицы и столбцы сопоставляются по полным именам, строки — </text:span><text:span text:style-name="T13"><text:line-break/></text:span><text:span text:style-name="T13">по логическим идентификаторам</text:span></text:p>
                  </text:list-item>
                  <text:list-item>
                    <text:p text:style-name="P17"><text:span text:style-name="T13">поддерживается «бесшовная» начальная синхронизация (экспорт снимка)</text:span></text:p>
                  </text:list-item>
                  <text:list-item>
                    <text:p text:style-name="P17"><text:span text:style-name="T13">могут возникать конфликты с локальными данным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8" draw:layer="layout" svg:width="16.799cm" svg:height="14.766cm" svg:x="2.1cm" svg:y="14.107cm" presentation:class="notes" presentation:user-transformed="true">
            <draw:text-box>
              <text:p text:style-name="P14"><text:span text:style-name="T15">Логическая репликация использует модель «публикация-подписка».</text:span></text:p>
              <text:p text:style-name="P14"><text:span text:style-name="T15">На одном сервере создается </text:span><text:span text:style-name="T16">публикация,</text:span><text:span text:style-name="T15"> которая может включать ряд таблиц одной базы данных. Для репликации из нескольких баз данных потребуется создать несколько публикаций.</text:span></text:p>
              <text:p text:style-name="P14"><text:span text:style-name="T15">Публикация включает в себя изменения, происходящие с таблицами: эти изменения передаются на уровне строк («в таблице такой-то такая-то строка изменилась таким-то образом»).</text:span></text:p>
              <text:p text:style-name="P14"><text:span text:style-name="T15">Изменения выдаются не сразу, а только при фиксации транзакции.</text:span></text:p>
              <text:p text:style-name="P14"><text:span text:style-name="T18"><text:a xlink:href="https://postgrespro.ru/docs/postgresql/16/logical-replication-publication" xlink:type="simple">https://postgrespro.ru/docs/postgresql/16/logical-replication-publication</text:a></text:span></text:p>
              <text:p text:style-name="P14"><text:span text:style-name="T15">Другие серверы могут создавать </text:span><text:span text:style-name="T16">подписки</text:span><text:span text:style-name="T15"> на публикации, получать</text:span><text:span text:style-name="T15"><text:line-break/></text:span><text:span text:style-name="T15">и применять изменения.</text:span></text:p>
              <text:p text:style-name="P14"><text:span text:style-name="T15">Применение изменений всегда происходит построчно. Хотя каждое изменение не требует разбора и планирования запроса, массовые изменения из-за этого будут выполняться медленнее.</text:span></text:p>
              <text:p text:style-name="P14"><text:span text:style-name="T15">Таблицы идентифицируются по полным именам (включая схему), столбцы также идентифицируются по именам. Это позволяет подписке использовать отличающуюся схему данных (например, иметь в таблице дополнительные столбцы).</text:span></text:p>
              <text:p text:style-name="P14"><text:span text:style-name="T15">По умолчанию при создании подписки выполняется начальная синхронизация содержимого таблиц. Она происходит «бесшовно» благодаря использованию механизма экспорта снимка данных.</text:span></text:p>
              <text:p text:style-name="P14"><text:span text:style-name="T18"><text:a xlink:href="https://postgrespro.ru/docs/postgresql/13/logical-replication-subscription" xlink:type="simple">https://postgrespro.ru/docs/postgresql/13/logical-replication-subscription</text:a></text:span></text:p>
              <text:p text:style-name="P14"><text:span text:style-name="T15"/></text:p>
            </draw:text-box>
          </draw:frame>
        </presentation:notes>
      </draw:page>
      <draw:page draw:name="page5" draw:style-name="dp1" draw:master-page-name="template2" presentation:presentation-page-layout-name="AL1T1">
        <office:forms form:automatic-focus="false" form:apply-design-mode="false"/>
        <draw:frame presentation:style-name="pr7" draw:text-style-name="P8" draw:layer="layout" svg:width="20.39cm" svg:height="1.737cm" svg:x="1.2cm" svg:y="0.737cm" presentation:class="title" presentation:user-transformed="true">
          <draw:text-box>
            <text:p><text:span text:style-name="T9">Ограничения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1"><text:span text:style-name="T19">Реплицируются не все изменения</text:span></text:p>
                <text:list>
                  <text:list-item>
                    <text:p text:style-name="P16"><text:span text:style-name="T20">только команды INSERT, UPDATE, DELETE, TRUNCATE</text:span></text:p>
                  </text:list-item>
                  <text:list-item>
                    <text:p text:style-name="P12"><text:span text:style-name="T20">только базовые и секционированные таблицы</text:span><text:span text:style-name="T20"><text:line-break/></text:span><text:span text:style-name="T20">(не реплицируются последовательности, материализованные</text:span><text:span text:style-name="T20"><text:line-break/></text:span><text:span text:style-name="T20">представления)</text:span></text:p>
                  </text:list-item>
                </text:list>
              </text:list-item>
              <text:list-item>
                <text:p><text:span text:style-name="T19">Подписку и публикацию можно создать только на основном сервере</text:span></text:p>
                <text:list>
                  <text:list-item>
                    <text:p text:style-name="P19"><text:span text:style-name="T13">не работают на физических репликах</text:span></text:p>
                  </text:list-item>
                </text:list>
              </text:list-item>
              <text:list-item>
                <text:p text:style-name="P20"><text:span text:style-name="T12">Циклы в репликации не обрабатываются</text:span></text:p>
                <text:list>
                  <text:list-item>
                    <text:p text:style-name="P20"><text:span text:style-name="T13">нельзя реплицировать одну и ту же таблицу</text:span><text:span text:style-name="T13"><text:line-break/></text:span><text:span text:style-name="T13">с одного сервера на другой и обратно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21" draw:layer="layout" svg:width="16.799cm" svg:height="13.411cm" svg:x="2.1cm" svg:y="14.107cm" presentation:class="notes" presentation:user-transformed="true">
            <draw:text-box>
              <text:p text:style-name="P14"><text:span text:style-name="T21">Реплицируются только изменения содержимого таблиц, вызванные командами DML. TRUNCATE реплицируется, начиная с версии 11, секционированные таблицы — с версии 13.</text:span></text:p>
              <text:p text:style-name="P14"><text:span text:style-name="T21">Не реплицируются команды DDL, что означает необходимость предварительно создать все необходимые таблицы на стороне подписки.</text:span><text:span text:style-name="T6"> Не реплицируются остальные объекты, объединяемые термином relation: последовательности, материализованные представления, внешние таблицы. Большие объекты (large objects) также не реплицируются.</text:span></text:p>
              <text:p text:style-name="P14"><text:span text:style-name="T6">Если используется физическая репликация, то и публикацию,</text:span><text:span text:style-name="T6"><text:line-break/></text:span><text:span text:style-name="T6">и подписку можно создать только на основном сервере, так как команды DDL на реплике не поддерживаются.</text:span></text:p>
              <text:p text:style-name="P14"><text:span text:style-name="T6">Нет возможности организовать репликацию одной и той же таблицы между двумя серверами: изменения, сделанные на первом сервере, применяются вторым и тут же снова пересылаются первому, который скорее всего не сможет их применить из-за нарушения ограничений целостности.</text:span></text:p>
              <text:p text:style-name="P14"><text:span text:style-name="T18"><text:a xlink:href="https://postgrespro.ru/docs/postgresql/16/logical-replication-restrictions" xlink:type="simple">https://postgrespro.ru/docs/postgresql/16/logical-replication-restrictions</text:a></text:span></text:p>
              <text:p text:style-name="P14"><text:span text:style-name="T6"/></text:p>
            </draw:text-box>
          </draw:frame>
        </presentation:notes>
      </draw:page>
      <draw:page draw:name="page6" draw:style-name="dp1" draw:master-page-name="template2" presentation:presentation-page-layout-name="AL1T1">
        <office:forms form:automatic-focus="false" form:apply-design-mode="false"/>
        <draw:custom-shape draw:style-name="gr3" draw:text-style-name="P22" draw:layer="layout" svg:width="0.463cm" svg:height="8.114cm" draw:transform="rotate (-1.5707963267949) translate (15.874cm 10.217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3" draw:layer="layout" svg:width="2.1cm" svg:height="0.9cm" svg:x="5.706cm" svg:y="10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3" draw:layer="layout" svg:width="2.1cm" svg:height="0.9cm" svg:x="16.007cm" svg:y="10.0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4" draw:layer="layout" svg:width="0.486cm" svg:height="0.486cm" svg:x="7.691cm" svg:y="10.21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22" draw:layer="layout" svg:width="0.464cm" svg:height="8.113cm" draw:transform="rotate (-1.5707963267949) translate (15.743cm 10.123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3" draw:layer="layout" svg:width="2.1cm" svg:height="0.9cm" svg:x="5.605cm" svg:y="9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5" draw:layer="layout" svg:width="1.4cm" svg:height="1.1cm" draw:transform="rotate (-1.5707963267949) translate (18.958cm 9.559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4" draw:text-style-name="P23" draw:layer="layout" svg:width="2.1cm" svg:height="0.9cm" svg:x="15.906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4" draw:layer="layout" svg:width="0.486cm" svg:height="0.486cm" svg:x="7.59cm" svg:y="10.11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presentation:style-name="pr7" draw:text-style-name="P8" draw:layer="layout" svg:width="20.39cm" svg:height="1.737cm" svg:x="1.2cm" svg:y="0.737cm" presentation:class="title" presentation:user-transformed="true">
          <draw:text-box>
            <text:p><text:span text:style-name="T9">Схема работы</text:span></text:p>
          </draw:text-box>
        </draw:frame>
        <draw:custom-shape draw:style-name="gr8" draw:text-style-name="P26" draw:layer="layout" svg:width="0.463cm" svg:height="8.114cm" draw:transform="rotate (-1.5707963267949) translate (15.618cm 10.03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5" draw:layer="layout" svg:width="1.4cm" svg:height="1.1cm" draw:transform="rotate (-1.5707963267949) translate (5.358cm 9.558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9" draw:text-style-name="P25" draw:layer="layout" svg:width="3.012cm" svg:height="2.636cm" svg:x="3.511cm" svg:y="6.61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10" draw:text-style-name="P24" draw:layer="layout" svg:width="3.012cm" svg:height="1.613cm" draw:transform="rotate (-3.14159265358979) translate (6.524cm 9.25cm)" svg:viewBox="0 0 3013 1614" svg:d="M3013 1614v-1199c0-208-753-415-1506-415s-1507 207-1507 415v1199c0-208 754-415 1507-415s1506 207 1506 415z">
          <text:p/>
        </draw:path>
        <draw:path draw:style-name="gr11" draw:text-style-name="P27" draw:layer="layout" svg:width="3.008cm" svg:height="0.822cm" svg:x="3.513cm" svg:y="7.229cm" svg:viewBox="0 0 3009 823" svg:d="M3009 407c0 208-754 416-1507 416-721 0-1443-191-1502-390v-18c0-208 753-415 1506-415 721 0 1444 190 1503 389z">
          <text:p/>
        </draw:path>
        <draw:frame draw:style-name="gr12" draw:text-style-name="P29" draw:layer="layout" svg:width="2.602cm" svg:height="0.725cm" svg:x="3.728cm" svg:y="5.762cm">
          <draw:text-box>
            <text:p text:style-name="P28"><text:span text:style-name="T22">поставщик</text:span></text:p>
          </draw:text-box>
        </draw:frame>
        <draw:frame draw:style-name="gr13" draw:text-style-name="P31" draw:layer="layout" svg:width="2.72cm" svg:height="1.047cm" svg:x="1.628cm" svg:y="9.763cm">
          <draw:text-box>
            <text:p text:style-name="P30"><text:span text:style-name="T23">select, insert</text:span></text:p>
            <text:p text:style-name="P30"><text:span text:style-name="T23">update, delete</text:span></text:p>
          </draw:text-box>
        </draw:frame>
        <draw:frame draw:style-name="gr14" draw:text-style-name="P29" draw:layer="layout" svg:width="2.517cm" svg:height="0.725cm" svg:x="17.728cm" svg:y="5.764cm">
          <draw:text-box>
            <text:p text:style-name="P28"><text:span text:style-name="T22">подписчик</text:span></text:p>
          </draw:text-box>
        </draw:frame>
        <draw:custom-shape draw:style-name="gr15" draw:text-style-name="P33" draw:layer="layout" svg:width="2.1cm" svg:height="0.9cm" svg:x="5.504cm" svg:y="9.804cm">
          <text:p text:style-name="P32"><text:span text:style-name="T23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5" draw:layer="layout" svg:width="3.012cm" svg:height="2.636cm" svg:x="17.512cm" svg:y="6.6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16" draw:text-style-name="P34" draw:layer="layout" svg:width="3.008cm" svg:height="0.822cm" svg:x="17.512cm" svg:y="7.532cm" svg:viewBox="0 0 3009 823" svg:d="M3009 407c0 208-754 416-1507 416-721 0-1443-191-1502-390v-18c0-208 753-415 1506-415 721 0 1444 190 1503 389z">
          <text:p/>
        </draw:path>
        <draw:path draw:style-name="gr17" draw:text-style-name="P35" draw:layer="layout" svg:width="3.012cm" svg:height="1.316cm" svg:x="17.512cm" svg:y="7.932cm" svg:viewBox="0 0 3013 1317" svg:d="M1506 416c753 0 1507-208 1507-416v901c0 208-754 416-1507 416s-1506-208-1506-416v-901c0 208 753 416 1506 416z">
          <text:p/>
        </draw:path>
        <draw:frame draw:style-name="gr18" draw:text-style-name="P36" draw:layer="layout" svg:width="2.907cm" svg:height="0.649cm" svg:x="3.528cm" svg:y="11.865cm">
          <draw:text-box>
            <text:p text:style-name="P28"><text:span text:style-name="T24">сегменты</text:span><text:span text:style-name="T23"> WAL</text:span></text:p>
          </draw:text-box>
        </draw:frame>
        <draw:custom-shape draw:style-name="gr19" draw:text-style-name="P24" draw:layer="layout" svg:width="0.377cm" svg:height="0.527cm" svg:x="3.487cm" svg:y="11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0.301cm" svg:height="0.527cm" svg:x="3.864cm" svg:y="11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7" draw:layer="layout" svg:width="3.012cm" svg:height="0.527cm" svg:x="3.487cm" svg:y="11.277cm">
          <text:p/>
          <draw:enhanced-geometry svg:viewBox="0 0 21600 21600" draw:type="rectangle" draw:enhanced-path="M 0 0 L 21600 0 21600 21600 0 21600 0 0 Z N"/>
        </draw:custom-shape>
        <draw:line draw:style-name="gr21" draw:text-style-name="P38" draw:layer="layout" svg:x1="4.24cm" svg:y1="11.54cm" svg:x2="4.767cm" svg:y2="11.54cm">
          <text:p/>
        </draw:line>
        <draw:custom-shape draw:style-name="gr22" draw:text-style-name="P35" draw:layer="layout" svg:width="0.377cm" svg:height="0.527cm" svg:x="17.581cm" svg:y="11.1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5" draw:layer="layout" svg:width="0.301cm" svg:height="0.527cm" svg:x="17.951cm" svg:y="11.1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7" draw:layer="layout" svg:width="3.012cm" svg:height="0.527cm" svg:x="17.582cm" svg:y="11.1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1.4cm" svg:height="1.1cm" draw:transform="rotate (-1.5707963267949) translate (20.352cm 9.559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3" draw:text-style-name="P39" draw:layer="layout" svg:width="2.72cm" svg:height="1.047cm" svg:x="20.33cm" svg:y="9.713cm">
          <draw:text-box>
            <text:p text:style-name="P1"><text:span text:style-name="T23">select, insert</text:span></text:p>
            <text:p text:style-name="P1"><text:span text:style-name="T23">update, delete</text:span></text:p>
          </draw:text-box>
        </draw:frame>
        <draw:line draw:style-name="gr21" draw:text-style-name="P38" draw:layer="layout" svg:x1="18.401cm" svg:y1="11.458cm" svg:x2="18.928cm" svg:y2="11.458cm">
          <text:p/>
        </draw:line>
        <draw:frame draw:style-name="gr18" draw:text-style-name="P36" draw:layer="layout" svg:width="2.907cm" svg:height="0.649cm" svg:x="17.627cm" svg:y="11.761cm">
          <draw:text-box>
            <text:p text:style-name="P28"><text:span text:style-name="T23">сегменты WAL</text:span></text:p>
          </draw:text-box>
        </draw:frame>
        <draw:custom-shape draw:style-name="gr15" draw:text-style-name="P33" draw:layer="layout" svg:width="2.1cm" svg:height="0.9cm" svg:x="15.805cm" svg:y="9.805cm">
          <text:p text:style-name="P32"><text:span text:style-name="T23">logical repl.</text:span><text:span text:style-name="T23"><text:line-break/></text:span><text:span text:style-name="T23"> 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0" draw:layer="layout" svg:width="3.397cm" svg:height="1.67cm" svg:x="12.446cm" svg:y="11.684cm">
          <text:p text:style-name="P32"><text:span text:style-name="T24">применяет</text:span></text:p>
          <text:p text:style-name="P32"><text:span text:style-name="T24">от имени супер-</text:span></text:p>
          <text:p text:style-name="P32"><text:span text:style-name="T24">пользовател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536.4331959976 -12848.83303411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24" draw:layer="layout" svg:width="0.486cm" svg:height="0.486cm" svg:x="7.489cm" svg:y="10.0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40" draw:layer="layout" svg:width="3.302cm" svg:height="1.57cm" svg:x="8.128cm" svg:y="7.62cm">
          <text:p text:style-name="P32"><text:span text:style-name="T24">логическое</text:span><text:span text:style-name="T24"><text:line-break/></text:span><text:span text:style-name="T24">декодировани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9.07356948229 33025.58879694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0" draw:text-style-name="P8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41"><text:span text:style-name="T25">max_wal_senders</text:span><text:span text:style-name="T25"><text:tab/></text:span><text:span text:style-name="T25">max_logical_replication_workers</text:span></text:p>
              </text:list-item>
              <text:list-item>
                <text:p text:style-name="P41"><text:span text:style-name="T25">max_replication_slots</text:span><text:span text:style-name="T25"><text:tab/></text:span><text:span text:style-name="T25">max_worker_proces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21" draw:layer="layout" svg:width="16.799cm" svg:height="13.411cm" svg:x="2.1cm" svg:y="14.107cm" presentation:class="notes" presentation:user-transformed="true">
            <draw:text-box>
              <text:p text:style-name="P14"><text:span text:style-name="T6">Данные об изменениях таблиц передаются подписке тем же процессом wal sender, что и при обычной потоковой репликации. Так же, как и при потоковой репликации, этот процесс читает журнал предзаписи, но не просто транслирует прочитанные записи, а предварительно декодирует их. В отличие от физической репликации, в обязательном порядке используется </text:span><text:span text:style-name="T26">слот логической репликации.</text:span></text:p>
              <text:p text:style-name="P14"><text:span text:style-name="T6">На стороне подписки информацию принимает фоновый процесс logical replication worker и применяет ее. В это же время сервер-подписчик принимает обычные запросы и на чтение, и на запись.</text:span></text:p>
              <text:p text:style-name="P14"><text:span text:style-name="T6">Обратите внимание, что на публикующем сервере может быть запущено много процессов wal sender — по одному на каждую подписку. Значения параметров </text:span><text:span text:style-name="T27">max_wal_senders</text:span><text:span text:style-name="T6"> и </text:span><text:span text:style-name="T27">max_replication_slots</text:span><text:span text:style-name="T6"> должны соответствовать нужному количеству процессов.</text:span></text:p>
              <text:p text:style-name="P14"><text:span text:style-name="T6">На сервере подписки необходимо установить параметры </text:span><text:span text:style-name="T27">max_logical_replication_workers</text:span><text:span text:style-name="T6"> (для процессов, принимающих изменения по подписке) и в целом </text:span><text:span text:style-name="T27">max_worker_processes</text:span><text:span text:style-name="T6"> (как минимум на единицу больше, так как есть еще процесс logical replication launcher, но вообще этот пул используется и для других нужд).</text:span></text:p>
              <text:p text:style-name="P14"><text:span text:style-name="T18"><text:a xlink:href="https://postgrespro.ru/docs/postgresql/16/logical-replication-architecture" xlink:type="simple">https://postgrespro.ru/docs/postgresql/16/logical-replication-architecture</text:a>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7" draw:style-name="dp1" draw:master-page-name="template2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5" draw:text-style-name="P4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><text:s text:c="11"/></text:span><text:span text:style-name="T28">$ psql</text:span></text:p>
            <text:p text:style-name="P1"><text:span text:style-name="T28"><text:s text:c="11"/></text:span><text:span text:style-name="T2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2" presentation:presentation-page-layout-name="AL1T1">
        <office:forms form:automatic-focus="false" form:apply-design-mode="false"/>
        <draw:frame presentation:style-name="pr7" draw:text-style-name="P8" draw:layer="layout" svg:width="20.39cm" svg:height="1.737cm" svg:x="1.2cm" svg:y="0.737cm" presentation:class="title" presentation:user-transformed="true">
          <draw:text-box>
            <text:p><text:span text:style-name="T9">Логическое декодирование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1"><text:span text:style-name="T19">Переупорядочивающий буфер</text:span></text:p>
                <text:list>
                  <text:list-item>
                    <text:p text:style-name="P16"><text:span text:style-name="T19">wal sender читает журнальные записи и накапливает их в буфере,</text:span><text:span text:style-name="T19"><text:line-break/></text:span><text:span text:style-name="T19">раскладывая по транзакциям</text:span></text:p>
                  </text:list-item>
                  <text:list-item>
                    <text:p text:style-name="P12"><text:span text:style-name="T19">буфер в локальной памяти; при необходимости сбрасывается на диск</text:span></text:p>
                  </text:list-item>
                </text:list>
              </text:list-item>
              <text:list-item>
                <text:p text:style-name="P11"><text:span text:style-name="T19">Модуль вывода</text:span></text:p>
                <text:list>
                  <text:list-item>
                    <text:p text:style-name="P16"><text:span text:style-name="T20">получает накопленные записи при фиксации транзакции</text:span></text:p>
                  </text:list-item>
                  <text:list-item>
                    <text:p text:style-name="P16"><text:span text:style-name="T20">декодирует записи, формируя сообщения об операциях</text:span><text:span text:style-name="T20"><text:line-break/></text:span><text:span text:style-name="T20">над табличными строками в платформо-независимом формате</text:span></text:p>
                  </text:list-item>
                  <text:list-item>
                    <text:p text:style-name="P12"><text:span text:style-name="T20">фильтрует сообщения, на которые подписан получатель</text:span></text:p>
                  </text:list-item>
                </text:list>
              </text:list-item>
              <text:list-item>
                <text:p><text:span text:style-name="T29">Слот логической репликации</text:span></text:p>
                <text:list>
                  <text:list-item>
                    <text:p text:style-name="P12"><text:span text:style-name="T30">гарантирует, что подписка не пропустит изменения</text:span></text:p>
                    <text:p text:style-name="P1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3" draw:text-style-name="P21" draw:layer="layout" svg:width="16.799cm" svg:height="14.921cm" svg:x="2.1cm" svg:y="14.107cm" presentation:class="notes" presentation:user-transformed="true">
            <draw:text-box>
              <text:p text:style-name="P14"><text:span text:style-name="T6">Полезно представлять внутреннее устройство логической репликации.</text:span></text:p>
              <text:p text:style-name="P14"><text:span text:style-name="T6">Журнальные записи читаются процессом wal sender и раскладываются по отдельным транзакциям в специальном буфере в оперативной памяти. Это делается для того, чтобы при фиксации транзакции можно было взять все изменения, сделанные именно этой транзакцией,</text:span><text:span text:style-name="T6"><text:line-break/></text:span><text:span text:style-name="T6">и передать их подписчику. При превышении определенного порога буфер начинает сбрасываться на диск (в каталог PGDATA/pg_replslots).</text:span></text:p>
              <text:p text:style-name="P14"><text:span text:style-name="T6">Заметим, что при наличии нескольких подписчиков и, следовательно, нескольких процессов wal sender, </text:span><text:span text:style-name="T27">каждый</text:span><text:span text:style-name="T6"> из этих процессов будет самостоятельно читать WAL: буфер, упорядочивающий записи, находится в </text:span><text:span text:style-name="T27">локальной</text:span><text:span text:style-name="T6"> памяти каждого процесса wal sender.</text:span></text:p>
              <text:p text:style-name="P14"><text:span text:style-name="T6">Когда транзакция фиксируется, ее изменения передаются </text:span><text:span text:style-name="T27">модулю вывода,</text:span><text:span text:style-name="T6"> который </text:span><text:span text:style-name="T27">декодирует</text:span><text:span text:style-name="T6"> их и представляет в платформо-независимом (текстовом) формате. Процесс wal sender передает эти декодированные сообщения подписчику (если он на них подписан) через </text:span><text:span text:style-name="T27">слот логической репликации.</text:span><text:span text:style-name="T6"> Этот слот похож на обычный репликационный слот, но к нему привязан </text:span><text:span text:style-name="T27">модуль вывода.</text:span></text:p>
              <text:p text:style-name="P14"><text:span text:style-name="T26">В журнал на уровне logical дополнительно записывается информация, необходимая для логического декодирования, в частности:</text:span><text:span text:style-name="T26"><text:line-break/></text:span><text:span text:style-name="T26">- новые значения всех столбцов для UPDATE, а не только измененных;</text:span><text:span text:style-name="T26"><text:line-break/></text:span><text:span text:style-name="T26">- старые значения столбцов, входящих в логический идентификатор, для UPDATE и DELETE;</text:span><text:span text:style-name="T26"><text:line-break/></text:span><text:span text:style-name="T26">- OID базы данных для COMMIT.</text:span></text:p>
              <text:p text:style-name="P14"><text:span text:style-name="T18"><text:a xlink:href="https://postgrespro.ru/docs/postgresql/16/logicaldecoding" xlink:type="simple">https://postgrespro.ru/docs/postgresql/16/logicaldecoding</text:a></text:span></text:p>
            </draw:text-box>
          </draw:frame>
        </presentation:notes>
      </draw:page>
      <draw:page draw:name="page9" draw:style-name="dp1" draw:master-page-name="template2_5f_" presentation:presentation-page-layout-name="AL1T1">
        <office:forms form:automatic-focus="false" form:apply-design-mode="false"/>
        <draw:frame presentation:style-name="pr14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5" draw:text-style-name="P4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><text:s text:c="11"/></text:span><text:span text:style-name="T28">$ psql</text:span></text:p>
            <text:p text:style-name="P1"><text:span text:style-name="T28"><text:s text:c="11"/></text:span><text:span text:style-name="T2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2" presentation:presentation-page-layout-name="AL1T1">
        <office:forms form:automatic-focus="false" form:apply-design-mode="false"/>
        <draw:frame presentation:style-name="pr17" draw:text-style-name="P8" draw:layer="layout" svg:width="20.39cm" svg:height="3.473cm" svg:x="1.2cm" svg:y="0.737cm" presentation:class="title" presentation:user-transformed="true">
          <draw:text-box>
            <text:p><text:span text:style-name="T9">Конфликты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1"><text:span text:style-name="T19">Режимы идентификации для изменения и удаления</text:span></text:p>
                <text:list>
                  <text:list-item>
                    <text:p text:style-name="P43"><text:span text:style-name="T31">ALTER TABLE ... REPLICA IDENTITY ...</text:span></text:p>
                  </text:list-item>
                  <text:list-item>
                    <text:p text:style-name="P16"><text:span text:style-name="T20">а) столбцы первичного ключа (по умолчанию)</text:span></text:p>
                  </text:list-item>
                  <text:list-item>
                    <text:p text:style-name="P16"><text:span text:style-name="T20">б) столбцы указанного уникального индекса с ограничением NOT NULL</text:span></text:p>
                  </text:list-item>
                  <text:list-item>
                    <text:p text:style-name="P16"><text:span text:style-name="T20">в) все столбцы</text:span></text:p>
                  </text:list-item>
                  <text:list-item>
                    <text:p text:style-name="P12"><text:span text:style-name="T20">г) без идентификации (по умолчанию для системного каталога)</text:span></text:p>
                  </text:list-item>
                </text:list>
              </text:list-item>
              <text:list-item>
                <text:p text:style-name="P11"><text:span text:style-name="T19">Конфликты — нарушение ограничений целостности</text:span></text:p>
                <text:list>
                  <text:list-item>
                    <text:p text:style-name="P17"><text:span text:style-name="T13">репликация приостанавливается до устранения конфликта</text:span></text:p>
                  </text:list-item>
                  <text:list-item>
                    <text:p text:style-name="P19"><text:span text:style-name="T13">требуется вручную исправить данные на стороне подписк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21" draw:layer="layout" svg:width="16.799cm" svg:height="13.411cm" svg:x="2.1cm" svg:y="14.107cm" presentation:class="notes" presentation:user-transformed="true">
            <draw:text-box>
              <text:p text:style-name="P14"><text:span text:style-name="T6">Вставка новых строк на стороне подписки происходит достаточно просто.</text:span></text:p>
              <text:p text:style-name="P14"><text:span text:style-name="T6">Интереснее обстоит дело при изменениях и удалениях — в этом случае надо как-то идентифицировать старую версию строки. По умолчанию для этого используются столбцы первичного ключа, но для таблицы можно указать и другие способы: по уникальному индексу или по всем столбцам. В первом случае для поиска строки будет использоваться соответствующий индекс, во втором — полное сканирование таблицы (что крайне неэффективно для больших таблиц).</text:span></text:p>
              <text:p text:style-name="P14"><text:span text:style-name="T6">Можно вообще отказаться от поддержки репликации для некоторых таблиц (по умолчанию так работают таблицы системного каталога).</text:span></text:p>
              <text:p text:style-name="P14"><text:span text:style-name="T6">Поскольку таблицы на публикующем сервере и на подписчике могут изменяться независимо друг от друга, при вставке новых версий строк возможно возникновение конфликта — нарушение ограничения целостности. В этом случае процесс применения записей приостанавливается до тех пор, пока конфликт не будет разрешен. Автоматического разрешения пока не существует; нужно вручную исправить данные на подписчике так, чтобы устранить конфликт.</text:span></text:p>
              <text:p text:style-name="P14"><text:span text:style-name="T18"><text:a xlink:href="https://postgrespro.ru/docs/postgresql/16/logical-replication-conflicts" xlink:type="simple">https://postgrespro.ru/docs/postgresql/16/logical-replication-conflicts</text:a></text:span></text:p>
              <text:p text:style-name="P14"><text:span text:style-name="T6"/></text:p>
            </draw:text-box>
          </draw:frame>
        </presentation:notes>
      </draw:page>
      <draw:page draw:name="page11" draw:style-name="dp1" draw:master-page-name="template2_5f_" presentation:presentation-page-layout-name="AL1T1">
        <office:forms form:automatic-focus="false" form:apply-design-mode="false"/>
        <draw:frame presentation:style-name="pr14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5" draw:text-style-name="P4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><text:s text:c="11"/></text:span><text:span text:style-name="T28">$ psql</text:span></text:p>
            <text:p text:style-name="P1"><text:span text:style-name="T28"><text:s text:c="11"/></text:span><text:span text:style-name="T2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1"><text:span text:style-name="T32">Логическая репликация: модель «публикация</text:span><text:span text:style-name="T33">–</text:span><text:span text:style-name="T32">подписка»</text:span></text:p>
              </text:list-item>
              <text:list-item>
                <text:p text:style-name="P11"><text:span text:style-name="T32">Передаются изменения табличных строк</text:span></text:p>
              </text:list-item>
              <text:list-item>
                <text:p><text:span text:style-name="T32">Возможна выборочная репликация отдельных таблиц</text:span></text:p>
              </text:list-item>
              <text:list-item>
                <text:p><text:span text:style-name="T32">Не требуется двоичная совместимость серверов</text:span></text:p>
              </text:list-item>
              <text:list-item>
                <text:p><text:span text:style-name="T3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2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18" draw:text-style-name="P45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43"><text:span text:style-name="T34">Создайте две базы данных на одном сервере.</text:span><text:span text:style-name="T34"><text:line-break/></text:span><text:span text:style-name="T35"> </text:span><text:span text:style-name="T34"><text:line-break/></text:span><text:span text:style-name="T34">В первой базе данных создайте таблицу с первичным ключом и добавьте в нее несколько строк.</text:span></text:p>
              </text:list-item>
              <text:list-item>
                <text:p text:style-name="P43"><text:span text:style-name="T34">Перенесите определение созданной таблицы во вторую</text:span><text:span text:style-name="T34"><text:line-break/></text:span><text:span text:style-name="T34">базу данных с помощью логической резервной копии.</text:span></text:p>
              </text:list-item>
              <text:list-item>
                <text:p text:style-name="P43"><text:span text:style-name="T34">Настройте логическую репликацию таблицы из первой базы данных во вторую.</text:span></text:p>
              </text:list-item>
              <text:list-item>
                <text:p text:style-name="P43"><text:span text:style-name="T34">Проверьте работу репликации.</text:span></text:p>
              </text:list-item>
              <text:list-item>
                <text:p text:style-name="P43"><text:span text:style-name="T34">Удалите подписку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47" draw:layer="layout" svg:width="16.799cm" svg:height="13.364cm" svg:x="2.1cm" svg:y="14.107cm" presentation:class="notes" presentation:user-transformed="true">
            <draw:text-box>
              <text:p text:style-name="P46"><text:span text:style-name="T36">2. Воспользуйтесь утилитой pg_dump с ключом --schema-only.</text:span></text:p>
              <text:p text:style-name="P46"><text:span text:style-name="T36"/></text:p>
              <text:p text:style-name="P46"><text:span text:style-name="T36">3. Если попробовать выполнить это обычным образом, команда </text:span><text:span text:style-name="T36">создания подписки </text:span><text:span text:style-name="T37">«</text:span><text:span text:style-name="T36">повиснет</text:span><text:span text:style-name="T37">» из-за того, что она должна дождаться </text:span><text:span text:style-name="T37">завершения активных транзакций на публикующем сервере, то есть и </text:span><text:span text:style-name="T37">самой себя в том числе. В таком случае необходимо заранее создать </text:span><text:span text:style-name="T37">слот логической репликации, как описано в документации: </text:span><text:span text:style-name="T38"><text:a xlink:href="https://postgrespro.ru/docs/postgresql/16/sql-createsubscription" xlink:type="simple">https://postgrespro.ru/docs/postgresql/16/sql-createsubscription</text:a></text:span></text:p>
              <text:p text:style-name="P46"><text:span text:style-name="T3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pitch="variable"/>
    <style:font-face style:name="Liberation Mono4" svg:font-family="'Liberation Mono', 'Courier New'" style:font-family-generic="modern" style:font-pitch="fixed"/>
    <style:font-face style:name="Liberation Mono5" svg:font-family="'Liberation Mono'" style:font-pitch="fixed"/>
    <style:font-face style:name="Liberation Sans" svg:font-family="'Liberation Sans'" style:font-adornments="Regular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6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 style:font-charset="x-symbol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666666" draw:distance="0.2cm" draw:rotation="450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Liberation Mono4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6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6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6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6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6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6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6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_5f_-background" style:display-name="template2_-background" style:family="presentation">
      <style:graphic-properties draw:stroke="none" draw:fill="none"/>
      <style:text-properties style:letter-kerning="true"/>
    </style:style>
    <style:style style:name="template2_5f_-backgroundobjects" style:display-name="templat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_5f_-notes" style:display-name="templat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_5f_-outline1" style:display-name="template2_-outline1" style:family="presentation">
      <style:graphic-properties draw:stroke="none" draw:fill="none" draw:auto-grow-height="false" draw:fit-to-size="false" style:shrink-to-fit="true">
        <text:list-style style:name="template2_5f_-outline1" style:display-name="template2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_5f_-outline2" style:display-name="template2_-outline2" style:family="presentation" style:parent-style-name="template2_5f_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_5f_-outline3" style:display-name="template2_-outline3" style:family="presentation" style:parent-style-name="template2_5f_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4" style:display-name="template2_-outline4" style:family="presentation" style:parent-style-name="template2_5f_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5" style:display-name="template2_-outline5" style:family="presentation" style:parent-style-name="template2_5f_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6" style:display-name="template2_-outline6" style:family="presentation" style:parent-style-name="template2_5f_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7" style:display-name="template2_-outline7" style:family="presentation" style:parent-style-name="template2_5f_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8" style:display-name="template2_-outline8" style:family="presentation" style:parent-style-name="template2_5f_-outline7">
      <style:paragraph-properties fo:margin-top="0cm" fo:margin-bottom="0.1cm"/>
      <style:text-properties fo:font-size="20pt" style:font-size-asian="20pt" style:font-size-complex="20pt"/>
    </style:style>
    <style:style style:name="template2_5f_-outline9" style:display-name="template2_-outline9" style:family="presentation" style:parent-style-name="template2_5f_-outline8">
      <style:paragraph-properties fo:margin-top="0cm" fo:margin-bottom="0.1cm"/>
      <style:text-properties fo:font-size="20pt" style:font-size-asian="20pt" style:font-size-complex="20pt"/>
    </style:style>
    <style:style style:name="template2_5f_-subtitle" style:display-name="template2_-subtitle" style:family="presentation">
      <style:graphic-properties draw:stroke="none" draw:fill="none" draw:textarea-vertical-align="middle">
        <text:list-style style:name="template2_5f_-subtitle" style:display-name="templat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_5f_-title" style:display-name="template2_-title" style:family="presentation">
      <style:graphic-properties draw:stroke="none" draw:fill="none" draw:textarea-horizontal-align="left" draw:textarea-vertical-align="top">
        <text:list-style style:name="template2_5f_-title" style:display-name="templat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5" style:family="presentation" style:parent-style-name="master-outline1">
      <style:graphic-properties fo:min-height="12.18cm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template2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9" style:family="presentation" style:parent-style-name="template2_5f_-outline1">
      <style:graphic-properties fo:min-height="12.18cm"/>
      <style:paragraph-properties style:writing-mode="lr-tb"/>
    </style:style>
    <style:style style:name="Mpr20" style:family="presentation" style:parent-style-name="templat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emplat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3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13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4CBB1357E83D113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13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4CBB1357E83D113.png" xlink:type="simple" xlink:show="embed" xlink:actuate="onLoad" draw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4CBB1357E83D113.png" xlink:type="simple" xlink:show="embed" xlink:actuate="onLoad" draw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13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4CBB1357E83D113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13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emplate2_5f_" style:display-name="template2_" style:page-layout-name="PM1" draw:style-name="Mdp1"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_5f_-title" draw:layer="backgroundobjects" svg:width="19.8cm" svg:height="1.56cm" svg:x="1.4cm" svg:y="0.837cm" presentation:class="title" presentation:placeholder="true">
        <draw:text-box/>
      </draw:frame>
      <draw:frame presentation:style-name="Mpr19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13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4CBB1357E83D113.png" xlink:type="simple" xlink:show="embed" xlink:actuate="onLoad" draw:mime-type="image/png"/>
      </draw:frame>
      <presentation:notes style:page-layout-name="PM0">
        <draw:page-thumbnail presentation:style-name="template2_5f_-title" draw:layer="backgroundobjects" svg:width="14.848cm" svg:height="11.136cm" svg:x="3.075cm" svg:y="2.257cm" presentation:class="page"/>
        <draw:frame presentation:style-name="template2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master1_5f_" style:display-name="master1_" style:page-layout-name="PM1" draw:style-name="Mdp3">
      <draw:frame draw:style-name="Mgr4" draw:text-style-name="MP9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2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5DT6H16M36S</meta:editing-duration>
    <meta:editing-cycles>1168</meta:editing-cycles>
    <meta:generator>LibreOffice/7.3.7.2$Linux_X86_64 LibreOffice_project/30$Build-2</meta:generator>
    <dc:date>2024-08-26T22:26:39.095799584</dc:date>
    <meta:document-statistic meta:object-count="183"/>
    <meta:template xlink:type="simple" xlink:actuate="onRequest" xlink:title="master" xlink:href="../../../../tmp/DBA1/master.otp" meta:date="2015-06-01T16:50:20.490561969"/>
  </office:meta>
</office:document-meta>
</file>